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fo:color="#ff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bold"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bold"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bold"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1.00pt" fo:font-weight="bold"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style:style style:name="P3" style:family="paragraph">
      <style:paragraph-properties fo:line-height="100.00%" fo:text-align="left" fo:margin-bottom="10.00pt"/>
    </style:style>
    <style:style style:name="P4" style:family="paragraph">
      <style:paragraph-properties fo:line-height="115.00%" fo:text-align="left" fo:margin-bottom="10.00pt"/>
    </style:style>
    <style:style style:name="P5" style:family="paragraph">
      <style:paragraph-properties fo:line-height="115.00%" fo:text-align="left" fo:margin-bottom="10.00pt"/>
    </style:style>
    <style:style style:name="P6" style:family="paragraph">
      <style:paragraph-properties fo:line-height="115.00%" fo:text-align="left" fo:margin-bottom="10.00pt"/>
    </style:style>
  </office:automatic-styles>
  <office:body>
    <office:text>
      <text:p text:style-name="P1"><text:span text:style-name="T1">PASS BY VAL/REF/PTR</text:span></text:p>
      <text:p text:style-name="P1"><text:span text:style-name="T2"/></text:p>
      <text:p text:style-name="P2"><text:span text:style-name="T3">Using CPU registers for passing arguments is faster than using memory (stack), but of course we have a limited amount of registers in CPU, so when a function has a lot of parameters then the stack is used. The first four arguments are passed to registers, the next are all put into the stack in right-to-left order.</text:span></text:p>
      <text:p text:style-name="P2"><text:span text:style-name="T3">The following table summarizes how parameters are passed, by type and position form the left:</text:span></text:p>
      <text:p text:style-name="P3"><draw:frame text:anchor-type="as-char" svg:width="173.36mm" svg:height="61.17mm" style:rel-width="scale" style:rel-height="scale"><draw:object-ole xlink:href="OleObj1"/><draw:image xlink:href="ObjectReplacements/OleObj1"/></draw:frame><text:span text:style-name="T3"/></text:p>
      <text:p text:style-name="P3"><draw:frame text:anchor-type="as-char" svg:width="53.13mm" svg:height="68.16mm" style:rel-width="scale" style:rel-height="scale"><draw:object-ole xlink:href="OleObj2"/><draw:image xlink:href="ObjectReplacements/OleObj2"/></draw:frame><text:span text:style-name="T4"/></text:p>
      <text:p text:style-name="P3"><draw:frame text:anchor-type="as-char" svg:width="71.97mm" svg:height="22.01mm" style:rel-width="scale" style:rel-height="scale"><draw:object-ole xlink:href="OleObj3"/><draw:image xlink:href="ObjectReplacements/OleObj3"/></draw:frame><text:span text:style-name="T4"/></text:p>
      <text:p text:style-name="P4"><text:span text:style-name="T4"/></text:p>
      <text:p text:style-name="P5"><text:span text:style-name="T4">Integer values are passed into RCX, RDX, R8 and R9. The next arguments are passed on the stack.</text:span></text:p>
      <text:p text:style-name="P5"><text:span text:style-name="T4">Floats and doubles are passed into XMM0 -&gt; XMM3. However, they are placed in the integer registers when in variadic arguments.</text:span></text:p>
      <text:p text:style-name="P5"><text:span text:style-name="T4">__m128 (SIMD) types, arrays, and strings are passed as a pointer to the memory allocated by the caller. </text:span></text:p>
      <text:p text:style-name="P5"><text:span text:style-name="T4">Structs or unions of sizes 8, 16, 32, 64 bits and __m64 types are passed as integers of that size.</text:span></text:p>
      <text:p text:style-name="P5"><text:span text:style-name="T4">Structs or unions of other sizes are passed as a pointer to the memory allocated by the caller.</text:span></text:p>
      <text:p text:style-name="P5"><text:span text:style-name="T4">*For those passed as pointer the memory must be 16-byte aligned.</text:span></text:p>
      <text:p text:style-name="P5"><text:span text:style-name="T4"/></text:p>
      <text:p text:style-name="P5"><text:span text:style-name="T4"/></text:p>
      <text:p text:style-name="P5"><text:span text:style-name="T5"/></text:p>
      <text:p text:style-name="P6"><text:a xlink:href="https://docs.microsoft.com/en-us/cpp/build/x64-calling-convention?view=msvc-160"><text:span text:style-name="T6">https://docs.microsoft.com/en-us/cpp/build/x64-calling-convention?view=msvc-160</text:span></text:a><text:span text:style-name="T7"/></text:p>
      <text:p text:style-name="P6"><text:span text:style-name="T7"/></text:p>
      <text:p text:style-name="P6"><text:span text:style-name="T7">------------------------------------------------------------------------------------------------------------------------</text:span></text:p>
      <text:p text:style-name="P6"><text:span text:style-name="T8">PASS BY VALUE</text:span></text:p>
      <text:p text:style-name="P6"><text:span text:style-name="T9">Values of arguments are placed on the stack. Below you can see a lot of mov instructions from a memory location to a register and from the register to a location on the stack. This happens because x86 assembly does not allow directly moving from one memory location to another. (However, movs moves values from one array (or string as you wish) to another.)</text:span></text:p>
      <text:p text:style-name="P6"><draw:frame text:anchor-type="as-char" svg:width="85.30mm" svg:height="108.80mm" style:rel-width="scale" style:rel-height="scale"><draw:object-ole xlink:href="OleObj4"/><draw:image xlink:href="ObjectReplacements/OleObj4"/></draw:frame><text:span text:style-name="T10"/></text:p>
      <text:p text:style-name="P6"><text:span text:style-name="T11">PASS BY REF</text:span></text:p>
      <text:p text:style-name="P6"><text:span text:style-name="T12">Differently, when passing by reference you can see lots of lea instructions that copy addresses of arguments to CPU registers; these values of the registers are then moved into the stack.</text:span></text:p>
      <text:p text:style-name="P6"><draw:frame text:anchor-type="as-char" svg:width="103.51mm" svg:height="67.31mm" style:rel-width="scale" style:rel-height="scale"><draw:object-ole xlink:href="OleObj5"/><draw:image xlink:href="ObjectReplacements/OleObj5"/></draw:frame><text:span text:style-name="T13"/></text:p>
      <text:p text:style-name="P6"><text:span text:style-name="T14">PASS BY POINTER</text:span></text:p>
      <text:p text:style-name="P6"><text:span text:style-name="T15">Passing by pointer is similar to passing by reference. Internally, on the assembly level, pass by reference uses pointers, even though at a higher level (C++ programming), one might not use &amp; or * on references.</text:span></text:p>
      <text:p text:style-name="P6"><draw:frame text:anchor-type="as-char" svg:width="101.60mm" svg:height="69.22mm" style:rel-width="scale" style:rel-height="scale"><draw:object-ole xlink:href="OleObj6"/><draw:image xlink:href="ObjectReplacements/OleObj6"/></draw:frame><text:span text:style-name="T16"/></text:p>
      <text:p text:style-name="P6"><text:span text:style-name="T17">PASS BY ARRAY</text:span></text:p>
      <text:p text:style-name="P6"><text:span text:style-name="T18">Arrays are always passed by reference/pointer. If an array is a global variable then array values are found in the .data section.</text:span></text:p>
      <text:p text:style-name="P6"><draw:frame text:anchor-type="as-char" svg:width="77.26mm" svg:height="88.27mm" style:rel-width="scale" style:rel-height="scale"><draw:object-ole xlink:href="OleObj7"/><draw:image xlink:href="ObjectReplacements/OleObj7"/></draw:frame><text:span text:style-name="T19"/></text:p>
      <text:p text:style-name="P6"><text:span text:style-name="T20">PASS BY STRUCT</text:span></text:p>
      <text:p text:style-name="P6"><text:span text:style-name="T21">In regards to structs, the C standard unpacks them and passes the individual elements as separate arguments, which are later re-assembled into a struct by the callee. If the struct is very large, this can be extremely expensive, so it's better to pass a pointer to the structure instead.</text:span></text:p>
      <text:p text:style-name="P6"><text:span text:style-name="T21"/></text:p>
      <text:p text:style-name="P6"><text:span text:style-name="T22">RETURNING A STRUCT</text:span></text:p>
      <text:p text:style-name="P6"><text:span text:style-name="T23">If the function returns a structure, the caller allocates space to receive it and passes a pointer to that space as a "secret" argument to the function.</text:span></text:p>
      <text:p text:style-name="P6"><text:span text:style-name="T24"/></text:p>
      <text:p text:style-name="P6"><text:span text:style-name="T24"/></text:p>
      <text:p text:style-name="P6"><text:span text:style-name="T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